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85cm"/>
    </style:style>
    <style:style style:name="co2" style:family="table-column">
      <style:table-column-properties fo:break-before="auto" style:column-width="12.14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4.0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 style:vertical-align="top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cm"/>
    </style:style>
    <style:style style:name="T1" style:family="text">
      <style:text-properties style:text-position="0% 100%"/>
    </style:style>
    <style:style style:name="T2" style:family="text">
      <style:text-properties style:font-name="Liberation Serif" style:font-name-asian="Liberation Serif" style:font-name-complex="Liberation Serif"/>
    </style:style>
    <style:style style:name="T3" style:family="text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it" fo:country="IT" style:text-line-through-mode="continuous" style:text-position="0% 100%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3"/>
        <table:table-column table:style-name="co2" table:default-cell-style-name="ce3"/>
        <table:table-row table:style-name="ro1">
          <table:table-cell table:style-name="ce2" office:value-type="string" calcext:value-type="string">
            <text:p>UC</text:p>
          </table:table-cell>
          <table:table-cell table:style-name="ce2" office:value-type="string" calcext:value-type="string">
            <text:p>Search museum</text:p>
          </table:table-cell>
        </table:table-row>
        <table:table-row table:style-name="ro2">
          <table:table-cell office:value-type="string" calcext:value-type="string">
            <text:p>Level</text:p>
          </table:table-cell>
          <table:table-cell table:style-name="ce5" office:value-type="string" calcext:value-type="string">
            <text:p>User goal</text:p>
          </table:table-cell>
        </table:table-row>
        <table:table-row table:style-name="ro2">
          <table:table-cell office:value-type="string" calcext:value-type="string">
            <text:p>History</text:p>
          </table:table-cell>
          <table:table-cell table:style-name="ce6" office:value-type="string" calcext:value-type="string">
            <text:p>Created 30/12/2020 Gianmarco Pastore &amp; Fabio Luccioletti</text:p>
          </table:table-cell>
        </table:table-row>
        <table:table-row table:style-name="ro3">
          <table:table-cell table:style-name="ce4" office:value-type="string" calcext:value-type="string">
            <text:p>Description</text:p>
          </table:table-cell>
          <table:table-cell table:style-name="ce6" office:value-type="string" calcext:value-type="string">
            <text:p>L’utente ricerca un museo tra quelli disponibili e ne </text:p>
            <text:p>visualizza le informazioni </text:p>
          </table:table-cell>
        </table:table-row>
        <table:table-row table:style-name="ro2">
          <table:table-cell office:value-type="string" calcext:value-type="string">
            <text:p>Actors</text:p>
          </table:table-cell>
          <table:table-cell office:value-type="string" calcext:value-type="string">
            <text:p>Utente </text:p>
          </table:table-cell>
        </table:table-row>
        <table:table-row table:style-name="ro2">
          <table:table-cell office:value-type="string" calcext:value-type="string">
            <text:p>Pre-conditions</text:p>
          </table:table-cell>
          <table:table-cell office:value-type="string" calcext:value-type="string">
            <text:p>L’utente deve aver fatto il login con il suo account</text:p>
          </table:table-cell>
        </table:table-row>
        <table:table-row table:style-name="ro2">
          <table:table-cell office:value-type="string" calcext:value-type="string">
            <text:p>Post-conditions</text:p>
          </table:table-cell>
          <table:table-cell table:style-name="ce5" office:value-type="string" calcext:value-type="string">
            <text:p>Il sistema deve memorizzare le operazioni dell’utente</text:p>
          </table:table-cell>
        </table:table-row>
        <table:table-row table:style-name="ro4">
          <table:table-cell table:style-name="ce4" office:value-type="string" calcext:value-type="string">
            <text:p>Basic course</text:p>
          </table:table-cell>
          <table:table-cell office:value-type="string" calcext:value-type="string">
            <text:p>1. Il caso inizia quando l’utente apre la pagina per la ricerca dei musei</text:p>
            <text:p>2. L’utente inserisce nell’interfaccia i criteri della ricerca </text:p>
            <text:p>e preme il pulsante CERCA</text:p>
            <text:p>3. Il sistema mostra i risultati della ricerca</text:p>
            <text:p>4. L’utente seleziona il risultato a cui è interessato</text:p>
            <text:p>5. Il sistema mostra la pagina iniziale del museo</text:p>
            <text:p>6. L’utente può navigare tra le pagine di informazioni </text:p>
            <text:p>del museo selezionato</text:p>
          </table:table-cell>
        </table:table-row>
        <table:table-row table:style-name="ro5">
          <table:table-cell table:style-name="ce4" office:value-type="string" calcext:value-type="string">
            <text:p>Alternative course</text:p>
          </table:table-cell>
          <table:table-cell office:value-type="string" calcext:value-type="string">
            <text:p>2<text:span text:style-name="T1">a. Il sitema non trova risultati per la ricerca</text:span></text:p>
            <text:p><text:span text:style-name="T1">     2a1. Il sistema suggerisce di modificare i criteri di ricerca</text:span></text:p>
            <text:p><text:span text:style-name="T1">3a. L’utente non è interessato a nessun risultato</text:span></text:p>
            <text:p><text:span text:style-name="T1">     3a1. L’utente torna  alla pagina di ricerca</text:span></text:p>
            <text:p><text:span text:style-name="T1">6a. Il sistema non possiede pagina di informazioni del museo</text:span></text:p>
            <text:p><text:span text:style-name="T1">     6a1. L’utente può segnalare il problema ad un amministratore</text:span></text:p>
          </table:table-cell>
        </table:table-row>
        <table:table-row table:style-name="ro6">
          <table:table-cell table:style-name="ce4" office:value-type="string" calcext:value-type="string">
            <text:p>Non-Functional</text:p>
          </table:table-cell>
          <table:table-cell office:value-type="string" calcext:value-type="string">
            <text:p>Architettura: sfrutta database relazionale per recuperare le informazioni dei</text:p>
            <text:p>musei</text:p>
            <text:p>Performance: tempi di attesa delle ricerche <text:span text:style-name="T2">≤ </text:span><text:span text:style-name="T3">5secondi.</text:span></text:p>
          </table:table-cell>
        </table:table-row>
        <table:table-row table:style-name="ro2" table:number-rows-repeated="3"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UC</text:p>
          </table:table-cell>
          <table:table-cell table:style-name="ce2" office:value-type="string" calcext:value-type="string">
            <text:p>Report error</text:p>
          </table:table-cell>
        </table:table-row>
        <table:table-row table:style-name="ro2">
          <table:table-cell office:value-type="string" calcext:value-type="string">
            <text:p>Level</text:p>
          </table:table-cell>
          <table:table-cell table:style-name="ce5" office:value-type="string" calcext:value-type="string">
            <text:p>Summary goal</text:p>
          </table:table-cell>
        </table:table-row>
        <table:table-row table:style-name="ro2">
          <table:table-cell office:value-type="string" calcext:value-type="string">
            <text:p>History</text:p>
          </table:table-cell>
          <table:table-cell table:style-name="ce6" office:value-type="string" calcext:value-type="string">
            <text:p>Created 04/01/2021 Gianmarco Pastore &amp; Fabio Luccioletti</text:p>
          </table:table-cell>
        </table:table-row>
        <table:table-row table:style-name="ro3">
          <table:table-cell table:style-name="ce4" office:value-type="string" calcext:value-type="string">
            <text:p>Description</text:p>
          </table:table-cell>
          <table:table-cell table:style-name="ce6" office:value-type="string" calcext:value-type="string">
            <text:p>L’utente segnala un errore in un museo, che, se approvato dal</text:p>
            <text:p>rispettivo proprietario, viene inviato all’admin</text:p>
          </table:table-cell>
        </table:table-row>
        <table:table-row table:style-name="ro2">
          <table:table-cell office:value-type="string" calcext:value-type="string">
            <text:p>Actors</text:p>
          </table:table-cell>
          <table:table-cell office:value-type="string" calcext:value-type="string">
            <text:p>User, Admin, Museum owner</text:p>
          </table:table-cell>
        </table:table-row>
        <table:table-row table:style-name="ro3">
          <table:table-cell office:value-type="string" calcext:value-type="string">
            <text:p>Pre-conditions</text:p>
          </table:table-cell>
          <table:table-cell office:value-type="string" calcext:value-type="string">
            <text:p>L’utente deve aver fatto il login con il suo account, e si trova sulla pagina</text:p>
            <text:p>di un museo</text:p>
          </table:table-cell>
        </table:table-row>
        <table:table-row table:style-name="ro2">
          <table:table-cell office:value-type="string" calcext:value-type="string">
            <text:p>Post-conditions</text:p>
          </table:table-cell>
          <table:table-cell table:style-name="ce5" office:value-type="string" calcext:value-type="string">
            <text:p>Il sistema deve memorizzare le eventuali modifiche dell’admin</text:p>
          </table:table-cell>
        </table:table-row>
        <table:table-row table:style-name="ro7">
          <table:table-cell table:style-name="ce4" office:value-type="string" calcext:value-type="string">
            <text:p>Basic course</text:p>
          </table:table-cell>
          <table:table-cell office:value-type="string" calcext:value-type="string">
            <text:p>1. Il caso inizia quando l’utente preme il tasto report nella pagina del museo</text:p>
            <text:p>2. Il sistema mostra un campo in cui inserire la segnalazione</text:p>
            <text:p>3. L’utente scrive la segnalazione e preme il tasto per la conferma</text:p>
            <text:p>4. Il sistema manda la segnalazione al proprietario del museo coinvolto dalla</text:p>
            <text:p>segnalazione</text:p>
            <text:p>5. Il proprietario del museo approva la segnalazione cliccando sul bottone</text:p>
            <text:p>apposito</text:p>
            <text:p>6. Il sistema manda la segnalazione all’admin</text:p>
            <text:p>7. L’admin effettua le opportune modifiche e preme il tasto di conferma</text:p>
            <text:p>8. Il sistema elimina la segnalazione dal database</text:p>
          </table:table-cell>
        </table:table-row>
        <table:table-row table:style-name="ro4">
          <table:table-cell table:style-name="ce4" office:value-type="string" calcext:value-type="string">
            <text:p>Alternative course</text:p>
          </table:table-cell>
          <table:table-cell office:value-type="string" calcext:value-type="string">
            <text:p><text:span text:style-name="T1">1a. Il caso inizia quando il proprietario del museo preme il tasto report nella </text:span></text:p>
            <text:p><text:span text:style-name="T1">pagina del suo museo.</text:span></text:p>
            <text:p><text:span text:style-name="T4">     1a1. Il sistema mostra un campo in cui inserire la segnalazione</text:span></text:p>
            <text:p><text:span text:style-name="T4">     1a2. Il proprietario scrive la segnalazione e preme il tasto per la </text:span></text:p>
            <text:p><text:span text:style-name="T4">            conferma</text:span></text:p>
            <text:p><text:span text:style-name="T5">     1a3. continua come dal punto 6.</text:span><text:span text:style-name="T1"> </text:span></text:p>
            <text:p><text:span text:style-name="T1">5a. Il proprietario del museo non approva la segnalazione</text:span></text:p>
            <text:p><text:span text:style-name="T1">     5a1. Il sistema elimina la segnalazione dal database.</text:span></text:p>
          </table:table-cell>
        </table:table-row>
        <table:table-row table:style-name="ro2">
          <table:table-cell table:style-name="ce4" office:value-type="string" calcext:value-type="string">
            <text:p>Non-Functional</text:p>
          </table:table-cell>
          <table:table-cell office:value-type="string" calcext:value-type="string">
            <text:p>Architettura: sfrutta database relazionale per memorizzare le segnalazion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 style:data-style-name="N2" text:time-value="16:46:28.20574807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7T15:34:22.450878731</meta:creation-date>
    <dc:date>2021-01-16T16:47:00.430834076</dc:date>
    <meta:editing-duration>PT10M26S</meta:editing-duration>
    <meta:editing-cycles>6</meta:editing-cycles>
    <meta:generator>LibreOffice/6.4.6.2$Linux_X86_64 LibreOffice_project/40$Build-2</meta:generator>
    <meta:document-statistic meta:table-count="1" meta:cell-count="40" meta:object-count="0"/>
  </office:meta>
</office:document-meta>
</file>